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stroke="solid" svg:stroke-width="0.212cm" svg:stroke-color="#fb7e34" draw:marker-start-width="0.518cm" draw:marker-end-width="0.518cm" draw:fill="solid" draw:fill-color="#fed4bb" fo:min-height="9.134cm" fo:padding-top="0.106cm" fo:padding-bottom="0.106cm" fo:padding-left="0.106cm" fo:padding-right="0.106cm" loext:decorative="false">
        <loext:stroke-complex-color loext:theme-type="accent3" loext:color-type="theme">
          <loext:transformation loext:type="lummod" loext:value="6000"/>
          <loext:transformation loext:type="lumoff" loext:value="4000"/>
        </loext:stroke-complex-color>
        <loext:fill-complex-color loext:theme-type="accent3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text-properties fo:background-color="transparent"/>
    </style:style>
    <style:style style:name="P2" style:family="paragraph">
      <loext:graphic-properties draw:fill="solid" draw:fill-color="#fed4bb"/>
      <style:text-properties fo:background-color="transparen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The Foot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5.199cm" svg:height="9.346cm" svg:x="1.4cm" svg:y="3.579cm" presentation:class="subtitle" presentation:user-transformed="true">
          <draw:text-box>
            <text:p text:style-name="P1">Tex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bbe6fe" draw:auto-grow-height="false" fo:min-height="1.086cm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2" style:family="presentation" style:parent-style-name="Default-backgroundobjects">
      <style:graphic-properties draw:stroke="none" draw:fill="solid" draw:fill-color="#fff1c1" draw:auto-grow-height="false" fo:min-height="1.086cm" loext:decorative="false">
        <loext:fill-complex-color loext:theme-type="accent5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3" style:family="presentation" style:parent-style-name="Default-backgroundobjects">
      <style:graphic-properties draw:stroke="none" draw:fill="solid" draw:fill-color="#c4febb" draw:auto-grow-height="false" fo:min-height="1.086cm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e6fe"/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1c1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solid" draw:fill-color="#c4febb"/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5" draw:layer="backgroundobjects" svg:width="15.5cm" svg:height="1cm" svg:x="0cm" svg:y="14.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13.5cm" svg:height="1cm" svg:x="9.5cm" svg:y="14.8cm" presentation:class="footer">
        <draw:text-box>
          <text:p text:style-name="MP6"><presentation:footer/></text:p>
        </draw:text-box>
      </draw:frame>
      <draw:frame presentation:style-name="Mpr3" draw:text-style-name="MP8" draw:layer="backgroundobjects" svg:width="9.5cm" svg:height="1cm" svg:x="18.5cm" svg:y="14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1:23:03.386748139</meta:creation-date>
    <dc:date>2024-10-24T11:29:06.570200421</dc:date>
    <meta:editing-duration>PT6M4S</meta:editing-duration>
    <meta:editing-cycles>1</meta:editing-cycles>
    <meta:document-statistic meta:object-count="24"/>
    <meta:generator>LibreOffice/24.8.2.1$Linux_X86_64 LibreOffice_project/0f794b6e29741098670a3b95d60478a65d05ef13</meta:generator>
  </office:meta>
</office:document-meta>
</file>